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Aphid TV</text:p>
          </table:table-cell>
          <table:table-cell office:value-type="string">
            <text:p>Áfido TV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It has one single channel and no way of changing it. Atleast it keeps them entertained.</text:p>
          </table:table-cell>
          <table:table-cell office:value-type="string">
            <text:p>Tiene un solo canal y no forma de cambiarlo. Por lo menos los mantiene entrenidos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Sign </text:p>
          </table:table-cell>
          <table:table-cell office:value-type="string">
            <text:p>Señal 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An empty box. It looks like it came from the Bee's factory.</text:p>
          </table:table-cell>
          <table:table-cell office:value-type="string">
            <text:p>Una caja vacia. Parece haber venido de la fabrica de las Abejas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Basic Torch</text:p>
          </table:table-cell>
          <table:table-cell office:value-type="string">
            <text:p>Antorcha Basic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 table:number-rows-repeated="45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21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2T21:23:17.31</dc:date>
    <dc:creator>Summer </dc:creator>
    <meta:generator>OpenOffice/4.1.15$Win32 OpenOffice.org_project/4115m2$Build-9813</meta:generator>
    <meta:editing-duration>PT4H29M29S</meta:editing-duration>
    <meta:editing-cycles>16</meta:editing-cycles>
    <meta:document-statistic meta:table-count="1" meta:cell-count="32" meta:object-count="0"/>
  </office:meta>
</office:document-meta>
</file>